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4e8" officeooo:paragraph-rsid="001074e8"/>
    </style:style>
    <style:style style:name="P2" style:family="paragraph" style:parent-style-name="Standard">
      <style:text-properties fo:font-size="14pt" fo:font-weight="bold" officeooo:rsid="001074e8" officeooo:paragraph-rsid="001074e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1d0b1" officeooo:paragraph-rsid="0011d0b1"/>
    </style:style>
    <style:style style:name="P4" style:family="paragraph" style:parent-style-name="Standard">
      <style:text-properties style:text-underline-style="solid" style:text-underline-width="auto" style:text-underline-color="font-color" officeooo:rsid="0013a2af" officeooo:paragraph-rsid="0013a2af"/>
    </style:style>
    <style:style style:name="P5" style:family="paragraph" style:parent-style-name="Standard">
      <style:text-properties officeooo:paragraph-rsid="0013a2af"/>
    </style:style>
    <style:style style:name="P6" style:family="paragraph" style:parent-style-name="Standard">
      <style:text-properties officeooo:paragraph-rsid="0014b053"/>
    </style:style>
    <style:style style:name="P7" style:family="paragraph" style:parent-style-name="Standard">
      <style:text-properties officeooo:paragraph-rsid="00163d20"/>
    </style:style>
    <style:style style:name="P8" style:family="paragraph" style:parent-style-name="Standard">
      <style:text-properties officeooo:rsid="001c54ee" officeooo:paragraph-rsid="001c54ee"/>
    </style:style>
    <style:style style:name="P9" style:family="paragraph" style:parent-style-name="Standard">
      <style:text-properties officeooo:rsid="001c8108" officeooo:paragraph-rsid="001c8108"/>
    </style:style>
    <style:style style:name="P10" style:family="paragraph" style:parent-style-name="Standard">
      <style:text-properties style:text-underline-style="none" fo:font-weight="bold" officeooo:rsid="00163d20" officeooo:paragraph-rsid="00163d20" style:font-weight-asian="bold" style:font-weight-complex="bold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text-properties fo:color="#cccccc" loext:opacity="100%" style:font-name="Droid Sans Mono" fo:font-size="10.5pt" fo:font-weight="normal" officeooo:rsid="001e6b11" officeooo:paragraph-rsid="001e6b11" fo:background-color="#1f1f1f"/>
    </style:style>
    <style:style style:name="P13" style:family="paragraph" style:parent-style-name="Standard">
      <style:text-properties fo:color="#cccccc" loext:opacity="100%" style:font-name="Droid Sans Mono" fo:font-size="10.5pt" fo:font-weight="normal" officeooo:rsid="001c8108" officeooo:paragraph-rsid="001c8108" fo:background-color="transparent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000000"/>
    </style:style>
    <style:style style:name="P15" style:family="paragraph" style:parent-style-name="Standard">
      <style:text-properties officeooo:rsid="001e6b11" officeooo:paragraph-rsid="001e6b11"/>
    </style:style>
    <style:style style:name="P16" style:family="paragraph" style:parent-style-name="Standard">
      <style:text-properties fo:font-weight="normal" officeooo:rsid="0011e250" officeooo:paragraph-rsid="0011e250" style:font-weight-asian="normal" style:font-weight-complex="normal"/>
    </style:style>
    <style:style style:name="P17" style:family="paragraph" style:parent-style-name="Standard">
      <style:text-properties fo:font-weight="normal" officeooo:rsid="001c8108" officeooo:paragraph-rsid="001c8108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e6b11" officeooo:paragraph-rsid="001e6b11" style:font-weight-asian="normal" style:font-weight-complex="normal"/>
    </style:style>
    <style:style style:name="P19" style:family="paragraph" style:parent-style-name="Standard">
      <style:text-properties style:text-underline-style="none" fo:font-weight="bold" officeooo:rsid="001f0c01" officeooo:paragraph-rsid="001f0c01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20ef4c" officeooo:paragraph-rsid="0020ef4c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24d284" officeooo:paragraph-rsid="0024d284" style:font-weight-asian="bold" style:font-weight-complex="bold"/>
    </style:style>
    <style:style style:name="P22" style:family="paragraph" style:parent-style-name="Standard">
      <style:text-properties officeooo:paragraph-rsid="001f0c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f238" style:font-weight-asian="bold" style:font-weight-complex="bold"/>
    </style:style>
    <style:style style:name="T3" style:family="text">
      <style:text-properties fo:font-weight="bold" officeooo:rsid="00163d20" style:font-weight-asian="bold" style:font-weight-complex="bold"/>
    </style:style>
    <style:style style:name="T4" style:family="text">
      <style:text-properties fo:font-weight="bold" officeooo:rsid="001a9829" style:font-weight-asian="bold" style:font-weight-complex="bold"/>
    </style:style>
    <style:style style:name="T5" style:family="text">
      <style:text-properties fo:font-weight="bold" officeooo:rsid="001c54ee" style:font-weight-asian="bold" style:font-weight-complex="bold"/>
    </style:style>
    <style:style style:name="T6" style:family="text">
      <style:text-properties fo:font-weight="bold" officeooo:rsid="001f0c0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9f238" style:font-weight-asian="normal" style:font-weight-complex="normal"/>
    </style:style>
    <style:style style:name="T9" style:family="text">
      <style:text-properties fo:font-weight="normal" officeooo:rsid="00163d20" style:font-weight-asian="normal" style:font-weight-complex="normal"/>
    </style:style>
    <style:style style:name="T10" style:family="text">
      <style:text-properties fo:font-weight="normal" officeooo:rsid="001a9829" style:font-weight-asian="normal" style:font-weight-complex="normal"/>
    </style:style>
    <style:style style:name="T11" style:family="text">
      <style:text-properties fo:font-weight="normal" officeooo:rsid="001c54ee" style:font-weight-asian="normal" style:font-weight-complex="normal"/>
    </style:style>
    <style:style style:name="T12" style:family="text">
      <style:text-properties fo:font-weight="normal" officeooo:rsid="0022bb93" style:font-weight-asian="normal" style:font-weight-complex="normal"/>
    </style:style>
    <style:style style:name="T13" style:family="text">
      <style:text-properties fo:font-weight="normal" officeooo:rsid="002318c3" style:font-weight-asian="normal" style:font-weight-complex="normal"/>
    </style:style>
    <style:style style:name="T14" style:family="text">
      <style:text-properties style:text-underline-style="none" officeooo:rsid="0013a2af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13a2af" style:font-weight-asian="bold" style:font-weight-complex="bold"/>
    </style:style>
    <style:style style:name="T17" style:family="text">
      <style:text-properties style:text-underline-style="none" fo:font-weight="bold" officeooo:rsid="0014b053" style:font-weight-asian="bold" style:font-weight-complex="bold"/>
    </style:style>
    <style:style style:name="T18" style:family="text">
      <style:text-properties style:text-underline-style="none" fo:font-weight="bold" officeooo:rsid="00163d20" style:font-weight-asian="bold" style:font-weight-complex="bold"/>
    </style:style>
    <style:style style:name="T19" style:family="text">
      <style:text-properties style:text-underline-style="none" fo:font-weight="bold" officeooo:rsid="0019f238" style:font-weight-asian="bold" style:font-weight-complex="bold"/>
    </style:style>
    <style:style style:name="T20" style:family="text">
      <style:text-properties style:text-underline-style="none" fo:font-weight="bold" officeooo:rsid="001f0c01" style:font-weight-asian="bold" style:font-weight-complex="bold"/>
    </style:style>
    <style:style style:name="T21" style:family="text">
      <style:text-properties style:text-underline-style="none" officeooo:rsid="0014b053"/>
    </style:style>
    <style:style style:name="T22" style:family="text">
      <style:text-properties style:text-underline-style="none" officeooo:rsid="00163d20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normal" officeooo:rsid="00163d20" style:font-weight-asian="normal" style:font-weight-complex="normal"/>
    </style:style>
    <style:style style:name="T25" style:family="text">
      <style:text-properties style:text-underline-style="none" fo:font-weight="normal" officeooo:rsid="001f0c01" style:font-weight-asian="normal" style:font-weight-complex="normal"/>
    </style:style>
    <style:style style:name="T26" style:family="text">
      <style:text-properties style:text-underline-style="none" style:font-weight-asian="normal" style:font-weight-complex="normal"/>
    </style:style>
    <style:style style:name="T27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/>
    </style:style>
    <style:style style:name="T28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3a2af"/>
    </style:style>
    <style:style style:name="T29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4b053"/>
    </style:style>
    <style:style style:name="T30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63d20"/>
    </style:style>
    <style:style style:name="T31" style:family="text">
      <style:text-properties fo:font-variant="normal" fo:text-transform="none" fo:color="#000000" loext:opacity="80%" style:font-name="Consolas" fo:font-size="10.5pt" fo:letter-spacing="normal" fo:font-style="normal" fo:font-weight="normal"/>
    </style:style>
    <style:style style:name="T32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c8108"/>
    </style:style>
    <style:style style:name="T33" style:family="text">
      <style:text-properties fo:font-variant="normal" fo:text-transform="none" fo:color="#000000" loext:opacity="80%" style:font-name="Consolas" fo:font-size="10.5pt" fo:letter-spacing="normal" fo:font-style="normal" fo:font-weight="normal" style:font-weight-asian="normal" style:font-weight-complex="normal"/>
    </style:style>
    <style:style style:name="T34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f0c01" style:font-weight-asian="normal" style:font-weight-complex="normal"/>
    </style:style>
    <style:style style:name="T35" style:family="text">
      <style:text-properties fo:color="#9cdcfe" loext:opacity="100%"/>
    </style:style>
    <style:style style:name="T36" style:family="text">
      <style:text-properties fo:color="#9cdcfe" loext:opacity="100%" style:font-weight-asian="normal" style:font-weight-complex="normal"/>
    </style:style>
    <style:style style:name="T37" style:family="text">
      <style:text-properties fo:color="#9cdcfe" loext:opacity="100%" fo:background-color="#000000" loext:char-shading-value="0" style:font-weight-asian="normal" style:font-weight-complex="normal"/>
    </style:style>
    <style:style style:name="T38" style:family="text">
      <style:text-properties fo:color="#9cdcfe" loext:opacity="100%" style:text-underline-style="none" style:font-weight-asian="normal" style:font-weight-complex="normal"/>
    </style:style>
    <style:style style:name="T39" style:family="text">
      <style:text-properties fo:color="#ce9178" loext:opacity="100%"/>
    </style:style>
    <style:style style:name="T40" style:family="text">
      <style:text-properties fo:color="#d7ba7d" loext:opacity="100%"/>
    </style:style>
    <style:style style:name="T41" style:family="text">
      <style:text-properties fo:background-color="#000000" loext:char-shading-value="0" style:font-weight-asian="normal" style:font-weight-complex="normal"/>
    </style:style>
    <style:style style:name="T42" style:family="text">
      <style:text-properties fo:color="#569cd6" loext:opacity="100%"/>
    </style:style>
    <style:style style:name="T43" style:family="text">
      <style:text-properties officeooo:rsid="001f0c01"/>
    </style:style>
    <style:style style:name="T44" style:family="text">
      <style:text-properties officeooo:rsid="0022bb93"/>
    </style:style>
    <style:style style:name="T45" style:family="text">
      <style:text-properties officeooo:rsid="002318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нструкция за разработка на система с роли за потребителски и административни права.</text:p>
      <text:p text:style-name="P1"/>
      <text:p text:style-name="P4">Списък с използвани библиотеки</text:p>
      <text:p text:style-name="P5"><text:span text:style-name="T16">bcrypt</text:span><text:span text:style-name="T14"> - </text:span><text:a xlink:type="simple" xlink:href="https://www.npmjs.com/package/bcrypt" text:style-name="Internet_20_link" text:visited-style-name="Visited_20_Internet_20_Link">https://www.npmjs.com/package/bcrypt</text:a><text:span text:style-name="T14"> - </text:span><text:span text:style-name="T27">npm </text:span><text:span text:style-name="T28">i</text:span><text:span text:style-name="T27"> bcrypt</text:span></text:p>
      <text:p text:style-name="P5"><text:span text:style-name="T16">body-parser </text:span><text:span text:style-name="T14">- </text:span><text:a xlink:type="simple" xlink:href="https://www.npmjs.com/package/body-parser" text:style-name="Internet_20_link" text:visited-style-name="Visited_20_Internet_20_Link">https://www.npmjs.com/package/body-parser</text:a><text:span text:style-name="T14"> - </text:span><text:span text:style-name="T27">npm </text:span><text:span text:style-name="T28">i</text:span><text:span text:style-name="T27"> body-parser</text:span></text:p>
      <text:p text:style-name="P6"><text:span text:style-name="T17">express</text:span><text:span text:style-name="T21"> - </text:span><text:a xlink:type="simple" xlink:href="https://www.npmjs.com/package/express" text:style-name="Internet_20_link" text:visited-style-name="Visited_20_Internet_20_Link">https://www.npmjs.com/package/express</text:a><text:span text:style-name="T21"> - </text:span><text:span text:style-name="T27">npm </text:span><text:span text:style-name="T29">i </text:span><text:span text:style-name="T27">express</text:span></text:p>
      <text:p text:style-name="P6"><text:span text:style-name="T17">mongoose</text:span><text:span text:style-name="T21"> - </text:span><text:a xlink:type="simple" xlink:href="https://www.npmjs.com/package/mongoose" text:style-name="Internet_20_link" text:visited-style-name="Visited_20_Internet_20_Link">https://www.npmjs.com/package/mongoose</text:a><text:span text:style-name="T21"> - </text:span><text:span text:style-name="T27">npm </text:span><text:span text:style-name="T29">i</text:span><text:span text:style-name="T27"> mongoose</text:span></text:p>
      <text:p text:style-name="P6"><text:span text:style-name="T17">jsonwebtoken</text:span><text:span text:style-name="T21"> - </text:span><text:a xlink:type="simple" xlink:href="https://www.npmjs.com/package/jsonwebtoken" text:style-name="Internet_20_link" text:visited-style-name="Visited_20_Internet_20_Link">https://www.npmjs.com/package/jsonwebtoken</text:a><text:span text:style-name="T21"> - </text:span><text:span text:style-name="T27">npm </text:span><text:span text:style-name="T29">i</text:span><text:span text:style-name="T27"> jsonwebtoken</text:span></text:p>
      <text:p text:style-name="P7"><text:span text:style-name="T18">dotenv</text:span><text:span text:style-name="T22"> - </text:span><text:a xlink:type="simple" xlink:href="https://www.npmjs.com/package/dotenv" text:style-name="Internet_20_link" text:visited-style-name="Visited_20_Internet_20_Link">https://www.npmjs.com/package/dotenv</text:a><text:span text:style-name="T22"> - </text:span><text:span text:style-name="T27">npm </text:span><text:span text:style-name="T30">i</text:span><text:span text:style-name="T27"> dotenv</text:span></text:p>
      <text:p text:style-name="P7"><text:span text:style-name="T18">concurrently - </text:span><text:a xlink:type="simple" xlink:href="https://www.npmjs.com/package/concurrently" text:style-name="Internet_20_link" text:visited-style-name="Visited_20_Internet_20_Link">https://www.npmjs.com/package/concurrently</text:a><text:span text:style-name="T18"> - </text:span><text:span text:style-name="T31">npm </text:span><text:span text:style-name="T32">i</text:span><text:span text:style-name="T31"> concurrently</text:span></text:p>
      <text:p text:style-name="P22"><text:span text:style-name="T20">nodemon</text:span><text:span text:style-name="T25"> - </text:span><text:a xlink:type="simple" xlink:href="https://www.npmjs.com/package/nodemon" text:style-name="Internet_20_link" text:visited-style-name="Visited_20_Internet_20_Link">https://www.npmjs.com/package/nodemon</text:a><text:span text:style-name="T25"> - </text:span><text:span text:style-name="T33">npm </text:span><text:span text:style-name="T34">i</text:span><text:span text:style-name="T33"> nodemon</text:span></text:p>
      <text:p text:style-name="P19"><text:span text:style-name="T7"/></text:p>
      <text:p text:style-name="P10"/>
      <text:p text:style-name="P3">Започваме с създаване на нов проект <text:span text:style-name="T1">npm init</text:span>. Той създава файл <text:span text:style-name="T1">package.json</text:span><text:span text:style-name="T7">. </text:span></text:p>
      <text:p text:style-name="P16">Създаваме папки server и frontend. В папка server създаваме файл server.js</text:p>
      <text:p text:style-name="P7"><text:span text:style-name="T9">Инсталиране на необходимите библиотеки </text:span><text:span text:style-name="T3">npm install bcrypt body-parser express mongoose jsonwebtoken dotenv</text:span><text:span text:style-name="T9">. </text:span><text:span text:style-name="T8">С команда </text:span><text:span text:style-name="T2">cd frontend</text:span><text:span text:style-name="T8"> влизаме в папка </text:span><text:span text:style-name="T2">frontend</text:span><text:span text:style-name="T8">. В нея създаваме react апликация с команда </text:span><text:span text:style-name="T2">npm create </text:span><text:span text:style-name="T19">vite@latest .</text:span><text:span text:style-name="T8"> </text:span><text:span text:style-name="T10">=&gt; </text:span><text:span text:style-name="T4">react</text:span><text:span text:style-name="T10"> =&gt; J</text:span><text:span text:style-name="T4">avaScript</text:span><text:span text:style-name="T10">. </text:span><text:span text:style-name="T11">После инсталираме зависимостите с </text:span><text:span text:style-name="T5">npm install</text:span><text:span text:style-name="T11">.</text:span></text:p>
      <text:p text:style-name="P8"><text:span text:style-name="T7">Започваме да създаваме </text:span><text:span text:style-name="T1">server.js</text:span><text:span text:style-name="T7">.</text:span></text:p>
      <text:p text:style-name="P17">В файл package.json променяме script така:</text:p>
      <text:p text:style-name="P9"><text:span text:style-name="T7"/></text:p>
      <text:p text:style-name="P13"><text:span text:style-name="T36">"</text:span><text:span text:style-name="T37">scripts"</text:span><text:span text:style-name="T41">: {</text:span></text:p>
      <text:p text:style-name="P14"><text:span text:style-name="T35"><text:tab/>"start"</text:span>: <text:span text:style-name="T39">"node server/server.js"</text:span>,</text:p>
      <text:p text:style-name="P14"><text:span text:style-name="T35"><text:tab/>"server"</text:span>: <text:span text:style-name="T39">"nodemon server/server.js"</text:span>,</text:p>
      <text:p text:style-name="P14"><text:span text:style-name="T35"><text:tab/>"client"</text:span>: <text:span text:style-name="T39">"npm run dev --prefix frontend"</text:span>,</text:p>
      <text:p text:style-name="P14"><text:span text:style-name="T35"><text:tab/>"dev"</text:span>: <text:span text:style-name="T39">"concurrently </text:span><text:span text:style-name="T40">\"</text:span><text:span text:style-name="T39">npm run server</text:span><text:span text:style-name="T40">\"</text:span><text:span text:style-name="T39"> </text:span><text:span text:style-name="T40">\"</text:span><text:span text:style-name="T39">npm run client</text:span><text:span text:style-name="T40">\"</text:span><text:span text:style-name="T39">"</text:span>,</text:p>
      <text:p text:style-name="P14"><text:span text:style-name="T35"><text:tab/>"test"</text:span>: <text:span text:style-name="T39">"echo </text:span><text:span text:style-name="T40">\"</text:span><text:span text:style-name="T39">Error: no test specified</text:span><text:span text:style-name="T40">\"</text:span><text:span text:style-name="T39"> &amp;&amp; exit 1"</text:span></text:p>
      <text:p text:style-name="P14">},</text:p>
      <text:p text:style-name="P9"><text:span text:style-name="T7"/></text:p>
      <text:p text:style-name="P9"><text:span text:style-name="T7">и инсталираме </text:span><text:span text:style-name="T18">concurrently</text:span><text:span text:style-name="T24">. </text:span></text:p>
      <text:p text:style-name="P15"><text:span text:style-name="T24">В </text:span><text:span text:style-name="T15">vite.config.js</text:span><text:span text:style-name="T23"> добавяме</text:span></text:p>
      <text:p text:style-name="P12"><text:span text:style-name="T38">server:</text:span><text:span text:style-name="T26"> {</text:span></text:p>
      <text:p text:style-name="P11"><text:span text:style-name="T35"><text:tab/>proxy:</text:span> {</text:p>
      <text:p text:style-name="P11"><text:span text:style-name="T39"><text:tab/><text:tab/>'/api'</text:span><text:span text:style-name="T35">:</text:span> {</text:p>
      <text:p text:style-name="P11"><text:span text:style-name="T35"><text:tab/><text:tab/><text:tab/>target:</text:span> <text:span text:style-name="T39">'http://127.0.0.1:3001'</text:span>,</text:p>
      <text:p text:style-name="P11"><text:span text:style-name="T35"><text:tab/><text:tab/><text:tab/>changeOrigin:</text:span> <text:span text:style-name="T42">true</text:span>,</text:p>
      <text:p text:style-name="P11"><text:span text:style-name="T35"><text:tab/><text:tab/><text:tab/>secure:</text:span> <text:span text:style-name="T42">false</text:span></text:p>
      <text:p text:style-name="P11"><text:tab/><text:tab/>}</text:p>
      <text:p text:style-name="P11"><text:tab/>}</text:p>
      <text:p text:style-name="P11">}</text:p>
      <text:p text:style-name="P15"><text:span text:style-name="T23"/></text:p>
      <text:p text:style-name="P18">Това е само за девелъпмент цели.</text:p>
      <text:p text:style-name="P18">Инсталиране на <text:span text:style-name="T6">nodemon </text:span><text:span text:style-name="T43">с команда </text:span><text:span text:style-name="T6">npm i nodemon</text:span><text:span text:style-name="T43">.</text:span></text:p>
      <text:p text:style-name="P18"/>
      <text:p text:style-name="P20">CONNECTING TO DB</text:p>
      <text:p text:style-name="P20"><text:span text:style-name="T7">Създаваме файл</text:span> .<text:span text:style-name="T44">env </text:span><text:span text:style-name="T12">къде записваме всички пароли. </text:span><text:span text:style-name="T13">Сега се нуждаем от </text:span><text:span text:style-name="T45">models</text:span><text:span text:style-name="T13"> </text:span></text:p>
      <text:p text:style-name="P20"><text:span text:style-name="T13"/></text:p>
      <text:p text:style-name="P21"><text:span text:style-name="T45">U</text:span>SER MODEL</text:p>
      <text:p text:style-name="P21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08:32.486236814</meta:creation-date>
    <dc:date>2025-03-03T10:27:54.638166059</dc:date>
    <meta:editing-duration>PT13H47M15S</meta:editing-duration>
    <meta:editing-cycles>15</meta:editing-cycles>
    <meta:generator>LibreOffice/24.2.7.2$Linux_X86_64 LibreOffice_project/420$Build-2</meta:generator>
    <meta:document-statistic meta:table-count="0" meta:image-count="0" meta:object-count="0" meta:page-count="1" meta:paragraph-count="38" meta:word-count="231" meta:character-count="1762" meta:non-whitespace-character-count="1547"/>
  </office:meta>
</office:document-meta>
</file>